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Black" svg:font-family="'Arial Black'"/>
    <style:font-face style:name="Georgia" svg:font-family="Georgia"/>
    <style:font-face style:name="OpenSymbol" svg:font-family="OpenSymbol"/>
    <style:font-face style:name="Manaspace" svg:font-family="Manaspace" style:font-family-generic="modern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font-size="8pt" style:font-size-asian="8pt" style:font-size-complex="8pt"/>
    </style:style>
    <style:style style:name="P2" style:family="paragraph" style:parent-style-name="Standard">
      <style:paragraph-properties fo:margin-left="2in" fo:margin-right="0in" fo:margin-top="0in" fo:margin-bottom="0in" fo:line-height="150%" fo:text-align="start" style:justify-single-word="false" fo:text-indent="-1in" style:auto-text-indent="false" fo:break-before="auto" fo:break-after="auto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style:font-name="Ebrima"/>
    </style:style>
    <style:style style:name="P4" style:family="paragraph" style:parent-style-name="Standard">
      <style:paragraph-properties fo:margin-left="0in" fo:margin-right="0in" fo:line-height="150%" fo:text-indent="0in" style:auto-text-indent="false" fo:break-before="auto" fo:break-after="auto" style:writing-mode="lr-tb"/>
      <style:text-properties style:font-name="Ebrima" fo:font-size="8pt" style:font-size-asian="8pt" style:font-size-complex="8pt"/>
    </style:style>
    <style:style style:name="P5" style:family="paragraph" style:parent-style-name="Standard">
      <style:paragraph-properties fo:margin-left="1.1835in" fo:margin-right="0in" fo:margin-top="0in" fo:margin-bottom="0in" fo:line-height="150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6" style:family="paragraph" style:parent-style-name="Standard">
      <style:paragraph-properties fo:margin-left="1.1835in" fo:margin-right="0in" fo:margin-top="0in" fo:margin-bottom="0in" fo:line-height="150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7" style:family="paragraph" style:parent-style-name="Standard">
      <style:paragraph-properties fo:margin-left="1.1835in" fo:margin-right="0in" fo:margin-top="0in" fo:margin-bottom="0in" fo:line-height="150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8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-1.2252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10" style:family="paragraph" style:parent-style-name="Standard">
      <style:paragraph-properties fo:margin-left="2in" fo:margin-right="0in" fo:line-height="100%" fo:text-indent="-0.833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1" style:family="paragraph" style:parent-style-name="Standard">
      <style:paragraph-properties fo:margin-left="2in" fo:margin-right="0in" fo:line-height="100%" fo:text-indent="-0.8335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12" style:family="paragraph" style:parent-style-name="Standard">
      <style:paragraph-properties fo:margin-left="2in" fo:margin-right="0in" fo:line-height="100%" fo:text-indent="-0.8335in" style:auto-text-indent="false" fo:break-before="auto" fo:break-after="auto" style:writing-mode="lr-tb">
        <style:tab-stops/>
      </style:paragraph-properties>
      <style:text-properties style:font-name="Ebrima"/>
    </style:style>
    <style:style style:name="P13" style:family="paragraph" style:parent-style-name="Standard">
      <style:paragraph-properties fo:margin-left="2in" fo:margin-right="0in" fo:margin-top="0in" fo:margin-bottom="0in" fo:line-height="100%" fo:text-align="start" style:justify-single-word="false" fo:text-indent="-0.8335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14" style:family="paragraph" style:parent-style-name="Standard">
      <style:paragraph-properties fo:margin-left="2in" fo:margin-right="0in" fo:margin-top="0in" fo:margin-bottom="0in" fo:line-height="150%" fo:text-align="start" style:justify-single-word="false" fo:text-indent="-0.8417in" style:auto-text-indent="false" fo:break-before="auto" fo:break-after="auto" style:writing-mode="lr-tb">
        <style:tab-stops/>
      </style:paragraph-properties>
    </style:style>
    <style:style style:name="P15" style:family="paragraph" style:parent-style-name="Standard">
      <style:paragraph-properties fo:margin-left="2in" fo:margin-right="0in" fo:line-height="150%" fo:text-indent="-0.8417in" style:auto-text-indent="false" fo:break-before="auto" fo:break-after="auto" style:writing-mode="lr-tb">
        <style:tab-stops/>
      </style:paragraph-properties>
      <style:text-properties style:font-name="Ebrima"/>
    </style:style>
    <style:style style:name="P16" style:family="paragraph" style:parent-style-name="Standard">
      <style:paragraph-properties fo:margin-left="1.1917in" fo:margin-right="0in" fo:line-height="115%" fo:text-indent="-1.21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7" style:family="paragraph" style:parent-style-name="Standard">
      <style:paragraph-properties fo:margin-left="1.15in" fo:margin-right="0in" fo:line-height="150%" fo:text-indent="-1.15in" style:auto-text-indent="false" fo:break-before="auto" fo:break-after="auto" style:writing-mode="lr-tb">
        <style:tab-stops>
          <style:tab-stop style:position="0.85in"/>
        </style:tab-stops>
      </style:paragraph-properties>
    </style:style>
    <style:style style:name="P18" style:family="paragraph" style:parent-style-name="Standard" style:list-style-name="L2">
      <style:paragraph-properties fo:line-height="115%" style:writing-mode="lr-tb"/>
      <style:text-properties style:font-name="Ebrima"/>
    </style:style>
    <style:style style:name="P19" style:family="paragraph" style:parent-style-name="Standard" style:list-style-name="L2">
      <style:paragraph-properties fo:line-height="115%" style:writing-mode="lr-tb"/>
      <style:text-properties style:font-name="Ebrima" fo:font-style="normal" style:font-style-asian="normal" style:font-style-complex="normal"/>
    </style:style>
    <style:style style:name="P20" style:family="paragraph" style:parent-style-name="Standard" style:list-style-name="L1">
      <style:paragraph-properties fo:line-height="115%" style:writing-mode="lr-tb"/>
    </style:style>
    <style:style style:name="P21" style:family="paragraph" style:parent-style-name="Standard" style:list-style-name="L2">
      <style:paragraph-properties fo:line-height="115%" fo:break-before="auto" fo:break-after="auto" style:writing-mode="lr-tb"/>
      <style:text-properties style:font-name="Ebrima" fo:font-style="normal" style:font-style-asian="normal" style:font-style-complex="normal"/>
    </style:style>
    <style:style style:name="P22" style:family="paragraph" style:parent-style-name="Standard" style:list-style-name="L3">
      <style:paragraph-properties fo:margin-left="1.6917in" fo:margin-right="0in" fo:margin-top="0in" fo:margin-bottom="0in" fo:line-height="115%" fo:text-align="start" style:justify-single-word="false" fo:text-indent="-0.25in" style:auto-text-indent="false" fo:break-before="auto" fo:break-after="auto" style:writing-mode="lr-tb">
        <style:tab-stops/>
      </style:paragraph-properties>
      <style:text-properties style:font-name="Ebrima" fo:font-style="normal" style:font-style-asian="normal" style:font-style-complex="normal"/>
    </style:style>
    <style:style style:name="P23" style:family="paragraph" style:parent-style-name="Standard" style:list-style-name="L3">
      <style:paragraph-properties fo:margin-left="1.6917in" fo:margin-right="0in" fo:margin-top="0in" fo:margin-bottom="0in" fo:line-height="115%" fo:text-align="start" style:justify-single-word="false" fo:text-indent="-0.25in" style:auto-text-indent="false" style:writing-mode="lr-tb">
        <style:tab-stops/>
      </style:paragraph-properties>
    </style:style>
    <style:style style:name="P24" style:family="paragraph" style:parent-style-name="Standard" style:list-style-name="L3">
      <style:paragraph-properties fo:margin-left="1.6835in" fo:margin-right="0in" fo:margin-top="0in" fo:margin-bottom="0in" fo:line-height="115%" fo:text-align="start" style:justify-single-word="false" fo:text-indent="-0.25in" style:auto-text-indent="false" style:writing-mode="lr-tb">
        <style:tab-stops/>
      </style:paragraph-properties>
      <style:text-properties style:font-name="Ebrima" fo:font-style="normal" style:font-style-asian="normal" style:font-style-complex="normal"/>
    </style:style>
    <style:style style:name="P25" style:family="paragraph" style:parent-style-name="Standard" style:list-style-name="L3">
      <style:paragraph-properties fo:margin-left="1.6835in" fo:margin-right="0in" fo:margin-top="0in" fo:margin-bottom="0in" fo:line-height="115%" fo:text-align="start" style:justify-single-word="false" fo:text-indent="-0.25in" style:auto-text-indent="false" style:writing-mode="lr-tb">
        <style:tab-stops/>
      </style:paragraph-properties>
    </style:style>
    <style:style style:name="P26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Manaspace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27" style:family="paragraph" style:parent-style-name="Standard">
      <style:paragraph-properties fo:margin-left="1.1917in" fo:margin-right="0in" fo:line-height="115%" fo:text-indent="-1.2165in" style:auto-text-indent="false" fo:break-before="auto" fo:break-after="auto" style:writing-mode="lr-tb">
        <style:tab-stops/>
      </style:paragraph-properties>
    </style:style>
    <style:style style:name="P28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-1.2252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29" style:family="paragraph" style:parent-style-name="Standard">
      <style:paragraph-properties fo:margin-left="1in" fo:margin-right="0in" fo:margin-top="0in" fo:margin-bottom="0in" fo:line-height="150%" fo:text-align="start" style:justify-single-word="false" fo:text-indent="0in" style:auto-text-indent="false" fo:break-before="auto" fo:break-after="auto" style:writing-mode="lr-tb"/>
      <style:text-properties fo:font-size="8pt" style:font-size-asian="8pt" style:font-size-complex="8pt"/>
    </style:style>
    <style:style style:name="P3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size="8pt" style:font-size-asian="8pt" style:font-size-complex="8pt"/>
    </style:style>
    <style:style style:name="P31" style:family="paragraph" style:parent-style-name="Standard">
      <style:paragraph-properties fo:margin-left="2in" fo:margin-right="0in" fo:line-height="100%" fo:text-indent="-0.833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2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33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/>
    </style:style>
    <style:style style:name="P34" style:family="paragraph" style:parent-style-name="Standard">
      <style:paragraph-properties fo:margin-left="1.1583in" fo:margin-right="0in" fo:line-height="115%" fo:text-indent="-1.16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5" style:family="paragraph" style:parent-style-name="Standard">
      <style:paragraph-properties fo:margin-left="1.1583in" fo:margin-right="0in" fo:line-height="100%" fo:text-indent="-1.1665in" style:auto-text-indent="false" fo:break-before="auto" fo:break-after="auto" style:writing-mode="lr-tb">
        <style:tab-stops/>
      </style:paragraph-properties>
    </style:style>
    <style:style style:name="P36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417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37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33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8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8pt" fo:font-style="normal" style:font-size-asian="8pt" style:font-style-asian="normal" style:font-size-complex="8pt" style:font-style-complex="normal"/>
    </style:style>
    <style:style style:name="P39" style:family="paragraph">
      <style:text-properties fo:color="#ffcc99" style:font-name="Manaspace"/>
    </style:style>
    <style:style style:name="P40" style:family="paragraph">
      <style:text-properties fo:color="#ffcc99" style:font-name="Manaspace" fo:font-size="66pt" fo:font-weight="900" style:font-size-asian="66pt" style:font-size-complex="66pt" style:font-relief="engraved"/>
    </style:style>
    <style:style style:name="P4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style="normal" style:font-size-asian="8pt" style:font-style-asian="normal" style:font-size-complex="8pt" style:font-style-complex="normal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style:font-name="Ebrima" fo:font-size="8pt" style:font-size-asian="8pt" style:font-size-complex="8pt"/>
    </style:style>
    <style:style style:name="T6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style:font-name="Ebrima" fo:font-size="8pt" fo:font-style="normal" style:font-size-asian="8pt" style:font-style-asian="normal" style:font-size-complex="8pt" style:font-style-complex="normal"/>
    </style:style>
    <style:style style:name="T9" style:family="text">
      <style:text-properties style:font-name="Ebrim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style:font-name="Ebrim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1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12" style:family="text">
      <style:text-properties fo:color="#ff420e" style:font-name="Manaspace" fo:font-size="10pt" style:font-name-asian="Arial Black" style:font-size-asian="10pt" style:font-name-complex="Arial Black" style:font-size-complex="10pt"/>
    </style:style>
    <style:style style:name="T13" style:family="text">
      <style:text-properties fo:color="#ff420e" style:font-name="Manaspace" fo:font-size="2pt" style:font-name-asian="Arial Black" style:font-size-asian="1.75pt" style:font-name-complex="Arial Black" style:font-size-complex="2pt"/>
    </style:style>
    <style:style style:name="T14" style:family="text">
      <style:text-properties fo:color="#000000" fo:font-size="8pt" style:font-size-asian="8pt" style:font-size-complex="8pt"/>
    </style:style>
    <style:style style:name="T15" style:family="text">
      <style:text-properties fo:color="#000000" fo:font-size="8pt" fo:background-color="transparent" style:font-size-asian="8pt" style:font-size-complex="8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ffcc99" style:font-name="Manaspace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6752in" fo:text-indent="-0.25in" fo:margin-left="1.675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52in" fo:text-indent="-0.25in" fo:margin-left="1.9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752in" fo:text-indent="-0.25in" fo:margin-left="2.1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252in" fo:text-indent="-0.25in" fo:margin-left="2.4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752in" fo:text-indent="-0.25in" fo:margin-left="2.6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252in" fo:text-indent="-0.25in" fo:margin-left="2.9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752in" fo:text-indent="-0.25in" fo:margin-left="3.1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252in" fo:text-indent="-0.25in" fo:margin-left="3.4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752in" fo:text-indent="-0.25in" fo:margin-left="3.6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252in" fo:text-indent="-0.25in" fo:margin-left="3.9252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6835in" fo:text-indent="-0.25in" fo:margin-left="1.68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35in" fo:text-indent="-0.25in" fo:margin-left="1.9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835in" fo:text-indent="-0.25in" fo:margin-left="2.1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335in" fo:text-indent="-0.25in" fo:margin-left="2.4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835in" fo:text-indent="-0.25in" fo:margin-left="2.6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335in" fo:text-indent="-0.25in" fo:margin-left="2.9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835in" fo:text-indent="-0.25in" fo:margin-left="3.1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335in" fo:text-indent="-0.25in" fo:margin-left="3.4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835in" fo:text-indent="-0.25in" fo:margin-left="3.6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335in" fo:text-indent="-0.25in" fo:margin-left="3.9335in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_20__28_var_29_" svg:stroke-width="0.0193in" svg:stroke-color="#ff6633" draw:fill="none" draw:fill-color="#ffffff" draw:textarea-horizontal-align="center" draw:textarea-vertical-align="middle" fo:padding-top="0.0098in" fo:padding-bottom="0.0098in" fo:padding-left="0.0098in" fo:padding-right="0.0098in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 A R A H <text:s text:c="2"/>H E R Z O G</text:p>
      <text:p text:style-name="P3"><draw:frame text:anchor-type="paragraph" draw:z-index="0" draw:style-name="gr1" draw:text-style-name="P40" svg:width="9.585in" svg:height="0.9953in" draw:transform="rotate (-1.57428698529889) translate (6.91805555555556in 0.128472222222222in)"><draw:text-box><text:p text:style-name="P39"><text:span text:style-name="T18">GAME PROGRAMMER</text:span></text:p></draw:text-box></draw:frame><draw:g text:anchor-type="paragraph" draw:z-index="1" draw:style-name="gr2"><draw:rect draw:style-name="gr3" draw:text-style-name="P41" svg:width="1.1087in" svg:height="0.2807in" svg:x="-0.1346in" svg:y="0.4992in"><text:p/></draw:rect><draw:g draw:style-name="gr4"><draw:line draw:style-name="gr5" draw:text-style-name="P41" svg:x1="0.4071in" svg:y1="0.3528in" svg:x2="6.7323in" svg:y2="0.3583in"><text:p/></draw:line><draw:line draw:style-name="gr5" draw:text-style-name="P41" svg:x1="0.4071in" svg:y1="0.4736in" svg:x2="0.4071in" svg:y2="0.3528in"><text:p/></draw:line></draw:g></draw:g><text:span text:style-name="T14">github.com/Jiyambi/Portfolio</text:span><text:span text:style-name="T15"> <text:s text:c="2"/>| <text:s text:c="2"/>07936 434640 <text:s text:c="2"/></text:span><text:span text:style-name="T14">| <text:s text:c="2"/>sarah.ann.herzog@gmail.com</text:span><text:span text:style-name="T1"><text:line-break/></text:span></text:p>
      <text:p text:style-name="P1"/>
      <text:p text:style-name="P27"><text:span text:style-name="T13"><text:s/></text:span><text:span text:style-name="T12">Objective</text:span><text:tab/><text:span text:style-name="T5">Obtain a game programming position where I can grow and learn, and where I can apply my varied life experiences.</text:span></text:p>
      <text:p text:style-name="P16"/>
      <text:p text:style-name="P4"><draw:g text:anchor-type="paragraph" draw:z-index="2" draw:style-name="gr2"><draw:rect draw:style-name="gr3" draw:text-style-name="P41" svg:width="1.1087in" svg:height="0.2807in" svg:x="-0.1346in" svg:y="0.1646in"><text:p/></draw:rect><draw:g draw:style-name="gr4"><draw:line draw:style-name="gr5" draw:text-style-name="P41" svg:x1="0.4071in" svg:y1="0.0177in" svg:x2="6.7323in" svg:y2="0.0232in"><text:p/></draw:line><draw:line draw:style-name="gr5" draw:text-style-name="P41" svg:x1="0.4071in" svg:y1="0.1386in" svg:x2="0.4071in" svg:y2="0.0177in"><text:p/></draw:line></draw:g></draw:g></text:p>
      <text:p text:style-name="P17"><text:span text:style-name="T11"><text:s text:c="3"/></text:span><text:span text:style-name="T12">Skills</text:span><text:tab/><text:span text:style-name="T6">Languages</text:span><text:span text:style-name="T5"><text:tab/>C++, Lua, Java, C#, JavaScript/HTML5, ActionScript 3</text:span></text:p>
      <text:p text:style-name="P15"><text:span text:style-name="T2">Tools</text:span><text:span text:style-name="T1"><text:tab/>Visual Studio, Eclipse, Git, Github, Unity, XNA, DirectX, Havok, Valgrind, Excel, gcc/g++, gdb</text:span></text:p>
      <text:p text:style-name="P14"><text:span text:style-name="T6">Soft Skills</text:span><text:span text:style-name="T5"><text:tab/>Teamwork, Leadership, Public Speaking, Technical Writing, Agile Development</text:span></text:p>
      <text:p text:style-name="P10"><draw:g text:anchor-type="paragraph" draw:z-index="3" draw:style-name="gr2"><draw:rect draw:style-name="gr3" draw:text-style-name="P41" svg:width="1.1087in" svg:height="0.2807in" svg:x="-0.1346in" svg:y="0.2685in"><text:p/></draw:rect><draw:g draw:style-name="gr4"><draw:line draw:style-name="gr5" draw:text-style-name="P41" svg:x1="0.4071in" svg:y1="0.122in" svg:x2="6.7323in" svg:y2="0.1276in"><text:p/></draw:line><draw:line draw:style-name="gr5" draw:text-style-name="P41" svg:x1="0.4071in" svg:y1="0.2429in" svg:x2="0.4071in" svg:y2="0.122in"><text:p/></draw:line></draw:g></draw:g></text:p>
      <text:p text:style-name="P29"/>
      <text:p text:style-name="P28"><text:span text:style-name="T12">Experience</text:span><text:tab/><text:span text:style-name="T6">07/2011 – 08/2012<text:tab/>| <text:s text:c="2"/>Quality Assurance Inte</text:span><text:span text:style-name="T7">rn <text:s text:c="3"/><text:tab/>| <text:s text:c="2"/>Intel, Hillsboro OR</text:span></text:p>
      <text:list xml:id="list43390834" text:style-name="L1">
        <text:list-item>
          <text:p text:style-name="P20"><text:span text:style-name="T9">Provided quality assurance for Flash plugins on Intel devices, resulting in Adobe plugin certification.</text:span></text:p>
        </text:list-item>
        <text:list-item>
          <text:p text:style-name="P20"><text:span text:style-name="T9">Independently developed tools to streamline the testing process and improve team efficiency.</text:span></text:p>
        </text:list-item>
        <text:list-item>
          <text:p text:style-name="P20"><text:span text:style-name="T9">Gained skills in scripting, familiarity with Linux and Windows command line operations, agile development processes, and formal documentation writing.<text:line-break/> </text:span></text:p>
        </text:list-item>
      </text:list>
      <text:p text:style-name="P5"><text:span text:style-name="T2">04/2010</text:span><text:span text:style-name="T2"> – </text:span><text:span text:style-name="T2">12/2010<text:tab/>| <text:s text:c="2"/>Lead Addon Developer <text:s text:c="2"/><text:tab/>| <text:s text:c="2"/>www.wow-pro.com</text:span></text:p>
      <text:list xml:id="list43397971" text:style-name="L2">
        <text:list-item>
          <text:p text:style-name="P21"><text:span text:style-name="T1">Led development of a massively popular interface add-on for World of Warcraft, resulting in over 200,000 downloads to date and recommendations throughout the WoW community.</text:span></text:p>
        </text:list-item>
        <text:list-item>
          <text:p text:style-name="P19"><text:span text:style-name="T1">Coordinated an extensive, globe-spanning team of volunteers.</text:span></text:p>
        </text:list-item>
        <text:list-item>
          <text:p text:style-name="P19"><text:span text:style-name="T1">Created a simplified language and Lua-based interpreter to allow non-experts to create content.</text:span></text:p>
        </text:list-item>
        <text:list-item>
          <text:p text:style-name="P18"><text:span text:style-name="T3">Gained skills in </text:span><text:span text:style-name="T3">leadership</text:span><text:span text:style-name="T3"> and communication, familiarity with git and github, and extensive experience with the Lua scripting language.</text:span></text:p>
        </text:list-item>
      </text:list>
      <text:p text:style-name="P10"><draw:g text:anchor-type="paragraph" draw:z-index="4" draw:style-name="gr2"><draw:rect draw:style-name="gr3" draw:text-style-name="P41" svg:width="1.1087in" svg:height="0.2807in" svg:x="-0.1346in" svg:y="0.2626in"><text:p/></draw:rect><draw:g draw:style-name="gr4"><draw:line draw:style-name="gr5" draw:text-style-name="P41" svg:x1="0.4071in" svg:y1="0.1157in" svg:x2="6.7323in" svg:y2="0.1213in"><text:p/></draw:line><draw:line draw:style-name="gr5" draw:text-style-name="P41" svg:x1="0.4071in" svg:y1="0.2366in" svg:x2="0.4071in" svg:y2="0.1157in"><text:p/></draw:line></draw:g></draw:g></text:p>
      <text:p text:style-name="P2"/>
      <text:p text:style-name="P9"><text:span text:style-name="T12">Other Work</text:span><text:span text:style-name="T11"><text:tab/></text:span><text:span text:style-name="T2">01/2010 – 09/2010<text:tab/>| <text:s text:c="2"/>Science Instructor <text:s text:c="2"/><text:tab/><text:tab/>| <text:s text:c="2"/>Mad Science, Seattle WA</text:span></text:p>
      <text:p text:style-name="P5"><text:span text:style-name="T2">06/2008</text:span><text:span text:style-name="T2"> – </text:span><text:span text:style-name="T2">12/2008<text:tab/>| <text:s text:c="2"/>Engineering R&amp;D In</text:span><text:span text:style-name="T2">t</text:span><text:span text:style-name="T2">ern <text:s text:c="2"/><text:tab/>| <text:s text:c="2"/>ATI Wah Chang, Albany OR</text:span></text:p>
      <text:p text:style-name="P5"><text:span text:style-name="T2">09</text:span><text:span text:style-name="T2">/200</text:span><text:span text:style-name="T2">7</text:span><text:span text:style-name="T2"> – 0</text:span><text:span text:style-name="T2">6</text:span><text:span text:style-name="T2">/2008<text:tab/>| <text:s text:c="2"/></text:span><text:span text:style-name="T2">Engineering Education Research</text:span><text:span text:style-name="T2"> <text:s/><text:tab/>| <text:s text:c="2"/></text:span><text:span text:style-name="T2">OSU Chemical Engineering</text:span></text:p>
      <text:p text:style-name="P7"><text:span text:style-name="T2">04/2007</text:span><text:span text:style-name="T2"> – 0</text:span><text:span text:style-name="T2">9/2007<text:tab/>| <text:s text:c="2"/>Facilities Engineering Intern <text:s text:c="2"/><text:tab/>| <text:s text:c="2"/>ON Semiconductor, Gresham OR</text:span></text:p>
      <text:p text:style-name="P6"><text:span text:style-name="T7">07/2006</text:span><text:span text:style-name="T7"> – </text:span><text:span text:style-name="T7">11/2007<text:tab/>| <text:s text:c="2"/>Computer Technician <text:s text:c="2"/><text:tab/><text:tab/>| <text:s text:c="2"/>OSU Technology Support Services</text:span></text:p>
      <text:list xml:id="list43389192" text:style-name="L3">
        <text:list-item>
          <text:p text:style-name="P22"><text:span text:style-name="T1">Made important changes which improved the state of companies I worked for, such as adding a new stage to the production process </text:span><text:span text:style-name="T1">at Wah Chang</text:span><text:span text:style-name="T1">, and implementing a piping change saving </text:span><text:span text:style-name="T1">ON Semiconductor</text:span><text:span text:style-name="T1"> $10,000 yearly.</text:span></text:p>
        </text:list-item>
        <text:list-item>
          <text:p text:style-name="P24"><text:span text:style-name="T1">Gained experience presenting technical findings to those without technical expertise, t</text:span><text:span text:style-name="T1">r</text:span><text:span text:style-name="T1">oubleshooting, bug-fixing, and customer service.</text:span></text:p>
        </text:list-item>
        <text:list-item>
          <text:p text:style-name="P25"><text:span text:style-name="T8">Gained familiarity with high responsibility situations, </text:span><text:span text:style-name="T8">such as </text:span><text:span text:style-name="T8">handling hazardous chemicals and </text:span><text:span text:style-name="T8">operating</text:span><text:span text:style-name="T8"> powerful machinery.</text:span></text:p>
        </text:list-item>
        <text:list-item>
          <text:p text:style-name="P23"><text:span text:style-name="T8">Gained skills in </text:span><text:span text:style-name="T8">communication, teamwork, </text:span><text:span text:style-name="T8">public speaking, teaching, </text:span><text:span text:style-name="T8">and technical writing.</text:span></text:p>
        </text:list-item>
      </text:list>
      <text:p text:style-name="P8"/>
      <text:p text:style-name="P8"><draw:g text:anchor-type="paragraph" draw:z-index="5" draw:style-name="gr2"><draw:rect draw:style-name="gr3" draw:text-style-name="P41" svg:width="1.1087in" svg:height="0.2807in" svg:x="-0.1346in" svg:y="0.2437in"><text:p/></draw:rect><draw:g draw:style-name="gr4"><draw:line draw:style-name="gr5" draw:text-style-name="P41" svg:x1="0.4071in" svg:y1="0.0969in" svg:x2="6.7323in" svg:y2="0.1024in"><text:p/></draw:line><draw:line draw:style-name="gr5" draw:text-style-name="P41" svg:x1="0.4071in" svg:y1="0.2177in" svg:x2="0.4071in" svg:y2="0.0969in"><text:p/></draw:line></draw:g></draw:g></text:p>
      <text:p text:style-name="P30"/>
      <text:p text:style-name="P35"><text:span text:style-name="T12">Education</text:span><text:tab/><text:span text:style-name="T6">University of Abertay 2014 – MSc Computer Games Technology –</text:span><text:span text:style-name="T10"> In Progress</text:span></text:p>
      <text:p text:style-name="P34"><text:span text:style-name="T16"><text:tab/> <text:s text:c="6"/></text:span><text:span text:style-name="T17">Dissertation in the field of artificial intelligence</text:span></text:p>
      <text:p text:style-name="P32"/>
      <text:p text:style-name="P33"><text:span text:style-name="T2">Portland State University 2012 – Advanced Degree Preparation (Computer Science)</text:span></text:p>
      <text:p text:style-name="P36">Additional Coursework in Visual Design and Music</text:p>
      <text:p text:style-name="P32"/>
      <text:p text:style-name="P33"><text:span text:style-name="T2">Oregon State University 2009 – BSc Chemical Engineering, </text:span><text:span text:style-name="T4">Cum Laude</text:span></text:p>
      <text:p text:style-name="P37">Additional Coursework in Business Law, Marketing, and Entrepreneursh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 Black" svg:font-family="'Arial Black'"/>
    <style:font-face style:name="Georgia" svg:font-family="Georgia"/>
    <style:font-face style:name="OpenSymbol" svg:font-family="OpenSymbol"/>
    <style:font-face style:name="Manaspace" svg:font-family="Manaspace" style:font-family-generic="modern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583in" fo:margin-bottom="0.7846in" fo:margin-left="0.8165in" fo:margin-right="0.7516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26</meta:editing-cycles>
    <dc:date>2013-02-06T23:34:57.89</dc:date>
    <meta:editing-duration>PT2H18M16S</meta:editing-duration>
    <meta:document-statistic meta:table-count="0" meta:image-count="0" meta:object-count="0" meta:page-count="1" meta:paragraph-count="30" meta:word-count="403" meta:character-count="2840" meta:non-whitespace-character-count="2402"/>
  </office:meta>
</office:document-meta>
</file>